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 style:master-page-name="">
      <style:paragraph-properties fo:margin-left="0cm" fo:margin-right="-0.159cm" fo:keep-together="always" fo:text-indent="0cm" style:auto-text-indent="false" style:page-number="auto" fo:keep-with-next="always">
        <style:tab-stops>
          <style:tab-stop style:position="17.013cm"/>
        </style:tab-stops>
      </style:paragraph-properties>
    </style:style>
    <style:style style:name="P4" style:family="paragraph" style:parent-style-name="Standard" style:master-page-name="">
      <style:paragraph-properties fo:margin-left="0cm" fo:margin-right="-0.159cm" fo:keep-together="always" fo:text-indent="0cm" style:auto-text-indent="false" style:page-number="auto" style:shadow="none" fo:keep-with-next="always">
        <style:tab-stops>
          <style:tab-stop style:position="17.013cm"/>
        </style:tab-stops>
      </style:paragraph-properties>
    </style:style>
    <style:style style:name="P5" style:family="paragraph" style:parent-style-name="Standard">
      <style:paragraph-properties fo:margin-left="0cm" fo:margin-right="-0.159cm" fo:text-align="justify" style:justify-single-word="false" fo:keep-together="always" fo:text-indent="0cm" style:auto-text-indent="false" fo:keep-with-next="always">
        <style:tab-stops>
          <style:tab-stop style:position="17.013cm"/>
        </style:tab-stops>
      </style:paragraph-properties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style:font-name="Arial1" fo:font-style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_entete#%</text:p>
      <text:p text:style-name="P2">%#include AL/<text:span text:style-name="T1">FVE/</text:span>commun/dateAdresse/dateAdresse#%</text:p>
      <text:p text:style-name="P2"/>
      <text:p text:style-name="P2"/>
      <text:p text:style-name="P2">%#include AL/<text:span text:style-name="T1">FVE/</text:span>declarationVersement/declarationVersementInfoCommun#%</text:p>
      <text:p text:style-name="P2"/>
      <text:p text:style-name="P3">%#include AL/<text:span text:style-name="T1">FVE/</text:span>declarationVersement/declarationVersementListDetaillee#%</text:p>
      <text:p text:style-name="P3"/>
      <text:p text:style-name="P5">%=remLineWhenBlank(declaration_versement_destination_text,-1)=%</text:p>
      <text:p text:style-name="P3"/>
      <text:p text:style-name="P4"/>
      <text:p text:style-name="Standard">%#include AL/<text:span text:style-name="T1">FVE/</text:span>commun/signatures/standard#%</text:p>
      <text:p text:style-name="Standard">%=pushToEnd(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1.535cm" fo:margin-bottom="0.543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58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29cm" fo:margin-bottom="0.54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01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25T16:00:14</meta:creation-date>
    <dc:date>2013-10-29T10:43:57.11</dc:date>
    <meta:editing-cycles>40</meta:editing-cycles>
    <meta:editing-duration>PT4H14M14S</meta:editing-duration>
    <meta:document-statistic meta:table-count="0" meta:image-count="0" meta:object-count="0" meta:page-count="1" meta:paragraph-count="8" meta:word-count="14" meta:character-count="375"/>
    <meta:user-defined meta:name="Info 1"/>
    <meta:user-defined meta:name="Info 2"/>
    <meta:user-defined meta:name="Info 3"/>
    <meta:user-defined meta:name="Info 4"/>
  </office:meta>
</office:document-meta>
</file>